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8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94.17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33.94mm"/>
    </style:style>
    <style:style style:name="co9" style:family="table-column">
      <style:table-column-properties fo:break-before="auto" style:column-width="30.27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21.17mm"/>
    </style:style>
    <style:style style:name="co12" style:family="table-column">
      <style:table-column-properties fo:break-before="auto" style:column-width="17.06mm"/>
    </style:style>
    <style:style style:name="co13" style:family="table-column">
      <style:table-column-properties fo:break-before="auto" style:column-width="20.27mm"/>
    </style:style>
    <style:style style:name="co14" style:family="table-column">
      <style:table-column-properties fo:break-before="auto" style:column-width="25.05mm"/>
    </style:style>
    <style:style style:name="co15" style:family="table-column">
      <style:table-column-properties fo:break-before="auto" style:column-width="29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 style:data-style-name="N6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1">
      <style:table-cell-properties fo:border="0.06pt solid #000000"/>
    </style:style>
    <style:style style:name="ce12" style:family="table-cell" style:parent-style-name="Default" style:data-style-name="N61"/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8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kg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1"/>
          <table:table-cell table:style-name="ce14" office:value-type="string" calcext:value-type="string">
            <text:p>Parâmetros</text:p>
          </table:table-cell>
          <table:table-cell table:style-name="ce16" office:value-type="string" calcext:value-type="string">
            <text:p>Original</text:p>
          </table:table-cell>
          <table:table-cell table:style-name="ce16" office:value-type="string" calcext:value-type="string">
            <text:p>Nova</text:p>
          </table:table-cell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teste10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Tamanho da população</text:p>
          </table:table-cell>
          <table:table-cell table:number-columns-repeated="2" table:style-name="ce2" office:value-type="float" office:value="256" calcext:value-type="float">
            <text:p>256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elit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office:value-type="float" office:value="0" calcext:value-type="float">
            <text:p>0</text:p>
          </table:table-cell>
          <table:table-cell office:value-type="float" office:value="4036" calcext:value-type="float">
            <text:p>4036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3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substituída por mutante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4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Probabilidade dos filhos herdarem alelos da elite</text:p>
          </table:table-cell>
          <table:table-cell table:number-columns-repeated="2" table:style-name="ce2" office:value-type="float" office:value="0.7" calcext:value-type="float">
            <text:p>0,7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office:value-type="float" office:value="1" calcext:value-type="float">
            <text:p>1</text:p>
          </table:table-cell>
          <table:table-cell office:value-type="float" office:value="4170" calcext:value-type="float">
            <text:p>4170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populações independentes</text:p>
          </table:table-cell>
          <table:table-cell table:number-columns-repeated="2"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office:value-type="float" office:value="1" calcext:value-type="float">
            <text:p>1</text:p>
          </table:table-cell>
          <table:table-cell office:value-type="float" office:value="3091" calcext:value-type="float">
            <text:p>3091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Gerações até a troca dos melhores indivíduos</text:p>
          </table:table-cell>
          <table:table-cell table:number-columns-repeated="2" table:style-name="ce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9366" calcext:value-type="percentage">
            <text:p>99,37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47" calcext:value-type="float">
            <text:p>3647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Quantos indivíduos serão trocados</text:p>
          </table:table-cell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office:value-type="float" office:value="1" calcext:value-type="float">
            <text:p>1</text:p>
          </table:table-cell>
          <table:table-cell office:value-type="float" office:value="5584" calcext:value-type="float">
            <text:p>5584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70" calcext:value-type="float">
            <text:p>4170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Número máximo de geraçõ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93148" calcext:value-type="percentage">
            <text:p>93,15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1" calcext:value-type="float">
            <text:p>3091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gerações até reiniciar</text:p>
          </table:table-cell>
          <table:table-cell table:number-columns-repeated="2" table:style-name="ce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office:value-type="float" office:value="1" calcext:value-type="float">
            <text:p>1</text:p>
          </table:table-cell>
          <table:table-cell office:value-type="float" office:value="11369" calcext:value-type="float">
            <text:p>11369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  <table:table-cell table:style-name="ce13" office:value-type="percentage" office:value="0.99366" calcext:value-type="percentage">
            <text:p>99,37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office:value-type="float" office:value="2" calcext:value-type="float">
            <text:p>2</text:p>
          </table:table-cell>
          <table:table-cell office:value-type="float" office:value="3085" calcext:value-type="float">
            <text:p>3085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84" calcext:value-type="float">
            <text:p>5584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office:value-type="float" office:value="2" calcext:value-type="float">
            <text:p>2</text:p>
          </table:table-cell>
          <table:table-cell office:value-type="float" office:value="9957" calcext:value-type="float">
            <text:p>9957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office:value-type="float" office:value="9081" calcext:value-type="float">
            <text:p>9081</text:p>
          </table:table-cell>
          <table:table-cell table:style-name="ce13" office:value-type="percentage" office:value="0.93148" calcext:value-type="percentage">
            <text:p>93,15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98276" calcext:value-type="percentage">
            <text:p>98,28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69" calcext:value-type="float">
            <text:p>11369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366970" calcext:value-type="float">
            <text:p>1,37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85" calcext:value-type="float">
            <text:p>3085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57" calcext:value-type="float">
            <text:p>9957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table:style-name="ce13" office:value-type="percentage" office:value="0.98276" calcext:value-type="percentage">
            <text:p>98,28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366970" calcext:value-type="float">
            <text:p>1,37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" office:value-type="float" office:value="1111570" calcext:value-type="float">
            <text:p>1.111.570</text:p>
          </table:table-cell>
          <table:table-cell table:style-name="ce9" office:value-type="float" office:value="1366970" calcext:value-type="float">
            <text:p>1,37E+06</text:p>
          </table:table-cell>
          <table:table-cell table:formula="of:=[.C26]/[.D26]" office:value-type="float" office:value="0.813163419826331" calcext:value-type="float">
            <text:p>0,813163419826331</text:p>
          </table:table-cell>
          <table:table-cell table:formula="of:=[.D26]/[.C26]" office:value-type="float" office:value="1.2297651070108" calcext:value-type="float">
            <text:p>1,22976510701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2950" calcext:value-type="float">
            <text:p>922950</text:p>
          </table:table-cell>
          <table:table-cell office:value-type="float" office:value="885625" calcext:value-type="float">
            <text:p>885625</text:p>
          </table:table-cell>
          <table:table-cell table:formula="of:=[.C27]/[.D27]" office:value-type="float" office:value="1.04214537755822" calcext:value-type="float">
            <text:p>1,04214537755822</text:p>
          </table:table-cell>
          <table:table-cell table:formula="of:=[.D27]/[.C27]" office:value-type="float" office:value="0.959559022698954" calcext:value-type="float">
            <text:p>0,9595590226989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843" calcext:value-type="float">
            <text:p>192843</text:p>
          </table:table-cell>
          <table:table-cell office:value-type="float" office:value="252451" calcext:value-type="float">
            <text:p>252451</text:p>
          </table:table-cell>
          <table:table-cell table:formula="of:=[.C28]/[.D28]" office:value-type="float" office:value="0.763882892125601" calcext:value-type="float">
            <text:p>0,763882892125601</text:p>
          </table:table-cell>
          <table:table-cell table:formula="of:=[.D28]/[.C28]" office:value-type="float" office:value="1.30910118593882" calcext:value-type="float">
            <text:p>1,309101185938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700" calcext:value-type="float">
            <text:p>201700</text:p>
          </table:table-cell>
          <table:table-cell office:value-type="float" office:value="243780" calcext:value-type="float">
            <text:p>243780</text:p>
          </table:table-cell>
          <table:table-cell table:formula="of:=[.C29]/[.D29]" office:value-type="float" office:value="0.827385347444417" calcext:value-type="float">
            <text:p>0,827385347444417</text:p>
          </table:table-cell>
          <table:table-cell table:formula="of:=[.D29]/[.C29]" office:value-type="float" office:value="1.20862667327714" calcext:value-type="float">
            <text:p>1,208626673277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4930" calcext:value-type="float">
            <text:p>174930</text:p>
          </table:table-cell>
          <table:table-cell office:value-type="float" office:value="244705" calcext:value-type="float">
            <text:p>244705</text:p>
          </table:table-cell>
          <table:table-cell table:formula="of:=[.C30]/[.D30]" office:value-type="float" office:value="0.714860750699822" calcext:value-type="float">
            <text:p>0,714860750699822</text:p>
          </table:table-cell>
          <table:table-cell table:formula="of:=[.D30]/[.C30]" office:value-type="float" office:value="1.39887383524839" calcext:value-type="float">
            <text:p>1,398873835248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1098" calcext:value-type="float">
            <text:p>171098</text:p>
          </table:table-cell>
          <table:table-cell office:value-type="float" office:value="213990" calcext:value-type="float">
            <text:p>213990</text:p>
          </table:table-cell>
          <table:table-cell table:formula="of:=[.C31]/[.D31]" office:value-type="float" office:value="0.799560727136782" calcext:value-type="float">
            <text:p>0,799560727136782</text:p>
          </table:table-cell>
          <table:table-cell table:formula="of:=[.D31]/[.C31]" office:value-type="float" office:value="1.2506867409321" calcext:value-type="float">
            <text:p>1,25068674093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ce8" office:value-type="float" office:value="1111570" calcext:value-type="float">
            <text:p>1.111.570</text:p>
          </table:table-cell>
          <table:table-cell office:value-type="float" office:value="914174" calcext:value-type="float">
            <text:p>914174</text:p>
          </table:table-cell>
          <table:table-cell table:formula="of:=[.C33]/[.D33]" office:value-type="float" office:value="1.21592825873411" calcext:value-type="float">
            <text:p>1,215928258734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2950" calcext:value-type="float">
            <text:p>922950</text:p>
          </table:table-cell>
          <table:table-cell office:value-type="float" office:value="919546" calcext:value-type="float">
            <text:p>919546</text:p>
          </table:table-cell>
          <table:table-cell table:formula="of:=[.C34]/[.D34]" office:value-type="float" office:value="1.00370182677104" calcext:value-type="float">
            <text:p>1,003701826771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2843" calcext:value-type="float">
            <text:p>192843</text:p>
          </table:table-cell>
          <table:table-cell office:value-type="float" office:value="103729" calcext:value-type="float">
            <text:p>103729</text:p>
          </table:table-cell>
          <table:table-cell table:formula="of:=[.C35]/[.D35]" office:value-type="float" office:value="1.85910401141436" calcext:value-type="float">
            <text:p>1,859104011414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1700" calcext:value-type="float">
            <text:p>201700</text:p>
          </table:table-cell>
          <table:table-cell office:value-type="float" office:value="111492" calcext:value-type="float">
            <text:p>111492</text:p>
          </table:table-cell>
          <table:table-cell table:formula="of:=[.C36]/[.D36]" office:value-type="float" office:value="1.8090984106483" calcext:value-type="float">
            <text:p>1,80909841064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4930" calcext:value-type="float">
            <text:p>174930</text:p>
          </table:table-cell>
          <table:table-cell office:value-type="float" office:value="110119" calcext:value-type="float">
            <text:p>110119</text:p>
          </table:table-cell>
          <table:table-cell table:formula="of:=[.C37]/[.D37]" office:value-type="float" office:value="1.58855420045587" calcext:value-type="float">
            <text:p>1,588554200455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1098" calcext:value-type="float">
            <text:p>171098</text:p>
          </table:table-cell>
          <table:table-cell office:value-type="float" office:value="102579" calcext:value-type="float">
            <text:p>102579</text:p>
          </table:table-cell>
          <table:table-cell table:formula="of:=[.C38]/[.D38]" office:value-type="float" office:value="1.66796322834108" calcext:value-type="float">
            <text:p>1,667963228341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0]/[.D40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1]/[.D41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42]/[.D42]" office:value-type="float" office:value="7.25" calcext:value-type="float">
            <text:p>7,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43]/[.D43]" office:value-type="float" office:value="7.25" calcext:value-type="float">
            <text:p>7,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44]/[.D44]" office:value-type="float" office:value="5.6" calcext:value-type="float">
            <text:p>5,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C45]/[.D45]" office:value-type="float" office:value="5.8" calcext:value-type="float">
            <text:p>5,8</text:p>
          </table:table-cell>
          <table:table-cell table:number-columns-repeated="13"/>
        </table:table-row>
      </table:table>
      <table:table table:name="Sheet1" table:style-name="ta1">
        <table:shapes>
          <draw:frame draw:z-index="0" draw:style-name="gr1" draw:text-style-name="P1" svg:width="160.11mm" svg:height="90.09mm" svg:x="14.3mm" svg:y="103.48mm">
            <draw:object draw:notify-on-update-of-ranges="Sheet1.B7:Sheet1.B18 Sheet1.E7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6mm" svg:height="89.86mm" svg:x="190.87mm" svg:y="103.18mm">
            <draw:object draw:notify-on-update-of-ranges="Sheet1.H4:Sheet1.H15 Sheet1.I2:Sheet1.I2 Sheet1.L4:Sheet1.L15 Sheet1.M2:Sheet1.M2 Sheet1.P4:Sheet1.P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9.99mm" svg:y="101.85mm">
            <draw:object draw:notify-on-update-of-ranges="Sheet1.I2:Sheet1.I2 Sheet1.M2:Sheet1.M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META</text:p>
          </table:table-cell>
          <table:table-cell/>
          <table:table-cell table:style-name="ce4" office:value-type="string" calcext:value-type="string" table:number-columns-spanned="4" table:number-rows-spanned="1">
            <text:p>Vizinho Aleatóri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2-OPT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este10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3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number-columns-repeated="2"/>
          <table:table-cell office:value-type="string" calcext:value-type="string">
            <text:p>teste10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3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teste10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03" calcext:value-type="float">
            <text:p>460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3936" calcext:value-type="percentage">
            <text:p>63,94%</text:p>
          </table:table-cell>
          <table:table-cell table:number-columns-repeated="2"/>
          <table:table-cell office:value-type="string" calcext:value-type="string">
            <text:p>teste11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3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_2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42" calcext:value-type="float">
            <text:p>4042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99851" calcext:value-type="percentage">
            <text:p>99,85%</text:p>
          </table:table-cell>
          <table:table-cell table:number-columns-repeated="2"/>
          <table:table-cell office:value-type="string" calcext:value-type="string">
            <text:p>teste11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3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teste11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office:value-type="string" calcext:value-type="string">
            <text:p>teste12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3" office:value-type="float" office:value="4813" calcext:value-type="float">
            <text:p>481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1146" calcext:value-type="percentage">
            <text:p>61,15%</text:p>
          </table:table-cell>
          <table:table-cell table:number-columns-repeated="2"/>
          <table:table-cell table:style-name="ce2" office:value-type="string" calcext:value-type="string">
            <text:p>teste11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99784" calcext:value-type="percentage">
            <text:p>99,78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87" calcext:value-type="float">
            <text:p>7587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54962" calcext:value-type="percentage">
            <text:p>54,96%</text:p>
          </table:table-cell>
          <table:table-cell table:number-columns-repeated="2"/>
          <table:table-cell office:value-type="string" calcext:value-type="string">
            <text:p>teste12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3" office:value-type="float" office:value="5033" calcext:value-type="float">
            <text:p>5033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8019" calcext:value-type="percentage">
            <text:p>80,19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teste12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586" calcext:value-type="float">
            <text:p>658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6932" calcext:value-type="percentage">
            <text:p>46,93%</text:p>
          </table:table-cell>
          <table:table-cell table:number-columns-repeated="2"/>
          <table:table-cell office:value-type="string" calcext:value-type="string">
            <text:p>teste13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3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table:style-name="ce2" office:value-type="string" calcext:value-type="string">
            <text:p>teste12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1624" calcext:value-type="percentage">
            <text:p>91,62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 table:number-columns-repeated="2"/>
          <table:table-cell office:value-type="string" calcext:value-type="string">
            <text:p>teste13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3" office:value-type="float" office:value="9003" calcext:value-type="float">
            <text:p>9003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46317" calcext:value-type="percentage">
            <text:p>46,32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este13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15" calcext:value-type="float">
            <text:p>6915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80751" calcext:value-type="percentage">
            <text:p>80,75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88" calcext:value-type="float">
            <text:p>928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6012" calcext:value-type="percentage">
            <text:p>60,12%</text:p>
          </table:table-cell>
          <table:table-cell table:number-columns-repeated="2"/>
          <table:table-cell office:value-type="string" calcext:value-type="string">
            <text:p>teste14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3" office:value-type="float" office:value="7036" calcext:value-type="float">
            <text:p>703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3931" calcext:value-type="percentage">
            <text:p>43,93%</text:p>
          </table:table-cell>
          <table:table-cell table:number-columns-repeated="2"/>
          <table:table-cell table:style-name="ce2" office:value-type="string" calcext:value-type="string">
            <text:p>teste13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8" calcext:value-type="float">
            <text:p>1024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8612" calcext:value-type="percentage">
            <text:p>88,61%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608" calcext:value-type="float">
            <text:p>1060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5605" calcext:value-type="percentage">
            <text:p>85,61%</text:p>
          </table:table-cell>
          <table:table-cell table:number-columns-repeated="2"/>
          <table:table-cell office:value-type="string" calcext:value-type="string">
            <text:p>teste14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ste14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21" calcext:value-type="float">
            <text:p>11921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95369" calcext:value-type="percentage">
            <text:p>95,37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61367" calcext:value-type="percentage">
            <text:p>61,37%</text:p>
          </table:table-cell>
          <table:table-cell table:number-columns-repeated="2"/>
          <table:table-cell office:value-type="string" calcext:value-type="string">
            <text:p>teste15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3" office:value-type="float" office:value="10048" calcext:value-type="float">
            <text:p>1004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55573" calcext:value-type="percentage">
            <text:p>55,57%</text:p>
          </table:table-cell>
          <table:table-cell table:number-columns-repeated="2"/>
          <table:table-cell table:style-name="ce2" office:value-type="string" calcext:value-type="string">
            <text:p>teste14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96678" calcext:value-type="percentage">
            <text:p>96,68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 table:number-columns-repeated="2"/>
          <table:table-cell office:value-type="string" calcext:value-type="string">
            <text:p>teste15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3" office:value-type="float" office:value="14054" calcext:value-type="float">
            <text:p>14054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64615" calcext:value-type="percentage">
            <text:p>64,62%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este15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93" calcext:value-type="float">
            <text:p>10793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92254" calcext:value-type="percentage">
            <text:p>92,25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958" calcext:value-type="float">
            <text:p>16958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58715" calcext:value-type="percentage">
            <text:p>58,72%</text:p>
          </table:table-cell>
          <table:table-cell table:number-columns-repeated="2"/>
          <table:table-cell office:value-type="string" calcext:value-type="string">
            <text:p>teste50_1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3" office:value-type="float" office:value="19387" calcext:value-type="float">
            <text:p>19387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58642" calcext:value-type="percentage">
            <text:p>58,64%</text:p>
          </table:table-cell>
          <table:table-cell table:number-columns-repeated="2"/>
          <table:table-cell table:style-name="ce2" office:value-type="string" calcext:value-type="string">
            <text:p>teste15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30" calcext:value-type="float">
            <text:p>1053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85023" calcext:value-type="percentage">
            <text:p>85,02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311" calcext:value-type="float">
            <text:p>20311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44079" calcext:value-type="percentage">
            <text:p>44,08%</text:p>
          </table:table-cell>
          <table:table-cell table:number-columns-repeated="2"/>
          <table:table-cell office:value-type="string" calcext:value-type="string">
            <text:p>teste50_2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3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teste50_1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4174" calcext:value-type="float">
            <text:p>914174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,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1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3" office:value-type="float" office:value="33851" calcext:value-type="float">
            <text:p>33851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29414" calcext:value-type="percentage">
            <text:p>29,41%</text:p>
          </table:table-cell>
          <table:table-cell table:number-columns-repeated="2"/>
          <table:table-cell table:style-name="ce2" office:value-type="string" calcext:value-type="string">
            <text:p>teste50_2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9546" calcext:value-type="float">
            <text:p>91954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,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2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3" office:value-type="float" office:value="23108" calcext:value-type="float">
            <text:p>23108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38744" calcext:value-type="percentage">
            <text:p>38,74%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teste100_1.tx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1757" calcext:value-type="float">
            <text:p>101757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3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3" office:value-type="string" calcext:value-type="string">
            <text:p><text:s/>1.13715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2.tx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1492" calcext:value-type="float">
            <text:p>111492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4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3" office:value-type="string" calcext:value-type="string">
            <text:p><text:s/>1.47161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3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0119" calcext:value-type="float">
            <text:p>11011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" office:value-type="string" calcext:value-type="string">
            <text:p>teste100_4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10"/>
        </table:table-row>
        <table:table-row table:style-name="ro1" table:number-rows-repeated="24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</table:table>
      <table:table table:name="gurobi" table:style-name="ta1">
        <table:table-column table:style-name="co1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name</text:p>
          </table:table-cell>
          <table:table-cell office:value-type="string" calcext:value-type="string">
            <text:p><text:s/>mode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  <table:table-cell/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3 s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48 s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5 s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01 s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94 s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 s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9957" calcext:value-type="float">
            <text:p>995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8953" calcext:value-type="float">
            <text:p>895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38843" calcext:value-type="float">
            <text:p>538843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381915" calcext:value-type="float">
            <text:p>38191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64001" calcext:value-type="float">
            <text:p>6400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8038" calcext:value-type="float">
            <text:p>58038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2367" calcext:value-type="float">
            <text:p>52367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46209" calcext:value-type="float">
            <text:p>4620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02:24:56.495755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4:59.910174411</meta:creation-date>
    <dc:date>2018-06-28T03:42:08.218467192</dc:date>
    <meta:editing-duration>PT3H29M23S</meta:editing-duration>
    <meta:editing-cycles>10</meta:editing-cycles>
    <meta:generator>LibreOffice/6.0.4.2$Linux_X86_64 LibreOffice_project/00m0$Build-2</meta:generator>
    <meta:document-statistic meta:table-count="3" meta:cell-count="8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plot-area chart:style-name="ch2" table:cell-range-address="Sheet1.B7:Sheet1.B18 Sheet1.E7:Sheet1.E18" chart:data-source-has-labels="column" svg:x="0.32cm" svg:y="0.18cm" svg:width="15.372cm" svg:height="8.65cm">
          <chartooo:coordinate-region svg:x="1.735cm" svg:y="0.18cm" svg:width="13.632cm" svg:height="6.498cm"/>
          <chart:axis chart:dimension="x" chart:name="primary-x" chart:style-name="ch3" chartooo:axis-type="auto">
            <chartooo:date-scale/>
            <chart:categories table:cell-range-address="Sheet1.B7:Sheet1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1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B7:Sheet1.B18</svg:desc>
                </draw:g>
              </table:table-cell>
              <table:table-cell office:value-type="float" office:value="0.61146">
                <text:p>0.61146</text:p>
                <draw:g>
                  <svg:desc>Sheet1.E7:Sheet1.E18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line" chart:style-name="ch1">
        <chart:legend chart:legend-position="end" svg:x="12.639cm" svg:y="3.945cm" style:legend-expansion="high" chart:style-name="ch2"/>
        <chart:plot-area chart:style-name="ch3" table:cell-range-address="Sheet1.H4:Sheet1.H15 Sheet1.I2:Sheet1.I2 Sheet1.L4:Sheet1.L15 Sheet1.M2:Sheet1.M2 Sheet1.P4:Sheet1.P15" chart:data-source-has-labels="both" svg:x="1.33cm" svg:y="0.179cm" svg:width="10.99cm" svg:height="7.648cm">
          <chartooo:coordinate-region svg:x="2.745cm" svg:y="0.179cm" svg:width="9.249cm" svg:height="5.496cm"/>
          <chart:axis chart:dimension="x" chart:name="primary-x" chart:style-name="ch4" chartooo:axis-type="auto">
            <chartooo:date-scale/>
            <chart:title svg:x="5.776cm" svg:y="8.006cm" chart:style-name="ch5">
              <text:p>Caso de teste</text:p>
            </chart:title>
            <chart:categories table:cell-range-address="Sheet1.H4:Sheet1.H15"/>
          </chart:axis>
          <chart:axis chart:dimension="y" chart:name="primary-y" chart:style-name="ch6">
            <chart:title svg:x="0.451cm" svg:y="5.529cm" chart:style-name="ch7">
              <text:p>Precisão da solução</text:p>
            </chart:title>
            <chart:grid chart:style-name="ch8" chart:class="major"/>
          </chart:axis>
          <chart:series chart:style-name="ch9" chart:values-cell-range-address="Sheet1.L4:Sheet1.L15" chart:label-cell-address="Sheet1.I2:Sheet1.I2" chart:class="chart:line">
            <chart:data-point chart:repeated="12"/>
          </chart:series>
          <chart:series chart:style-name="ch10" chart:values-cell-range-address="Sheet1.P4:Sheet1.P15" chart:label-cell-address="Sheet1.M2:Sheet1.M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zinho Aleatório</text:p>
                <draw:g>
                  <svg:desc>Sheet1.I2:Sheet1.I2</svg:desc>
                </draw:g>
              </table:table-cell>
              <table:table-cell office:value-type="string">
                <text:p>2-OP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H4:Sheet1.H15</svg:desc>
                </draw:g>
              </table:table-cell>
              <table:table-cell office:value-type="float" office:value="1">
                <text:p>1</text:p>
                <draw:g>
                  <svg:desc>Sheet1.L4:Sheet1.L15</svg:desc>
                </draw:g>
              </table:table-cell>
              <table:table-cell office:value-type="float" office:value="0.63936">
                <text:p>0.63936</text:p>
                <draw:g>
                  <svg:desc>Sheet1.P4:Sheet1.P1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1">
                <text:p>1</text:p>
              </table:table-cell>
              <table:table-cell office:value-type="float" office:value="0.99851">
                <text:p>0.9985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1">
                <text:p>1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99784">
                <text:p>0.99784</text:p>
              </table:table-cell>
              <table:table-cell office:value-type="float" office:value="0.54962">
                <text:p>0.54962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1">
                <text:p>1</text:p>
              </table:table-cell>
              <table:table-cell office:value-type="float" office:value="0.46932">
                <text:p>0.46932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91624">
                <text:p>0.91624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80751">
                <text:p>0.80751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88612">
                <text:p>0.88612</text:p>
              </table:table-cell>
              <table:table-cell office:value-type="float" office:value="0.85605">
                <text:p>0.8560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95369">
                <text:p>0.95369</text:p>
              </table:table-cell>
              <table:table-cell office:value-type="float" office:value="0.61367">
                <text:p>0.61367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96678">
                <text:p>0.9667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92254">
                <text:p>0.92254</text:p>
              </table:table-cell>
              <table:table-cell office:value-type="float" office:value="0.58715">
                <text:p>0.58715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85023">
                <text:p>0.85023</text:p>
              </table:table-cell>
              <table:table-cell office:value-type="float" office:value="0.44079">
                <text:p>0.44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2cm" svg:y="3.952cm" style:legend-expansion="high" chart:style-name="ch2"/>
        <chart:plot-area chart:style-name="ch3" table:cell-range-address="Sheet1.G4:Sheet1.G4 Sheet1.G6:Sheet1.G6 Sheet1.G8:Sheet1.G8 Sheet1.G10:Sheet1.G10 Sheet1.G12:Sheet1.G12 Sheet1.G14:Sheet1.G14 Sheet1.G16:Sheet1.G16 Sheet1.G18:Sheet1.G18 Sheet1.I2:Sheet1.I2 Sheet1.I4:Sheet1.I4 Sheet1.I6:Sheet1.I6 Sheet1.I8:Sheet1.I8 Sheet1.I10:Sheet1.I10 Sheet1.I12:Sheet1.I12 Sheet1.I14:Sheet1.I14 Sheet1.I16:Sheet1.I16 Sheet1.I18:Sheet1.I18 Sheet1.M2:Sheet1.M2 Sheet1.M4:Sheet1.M4 Sheet1.M6:Sheet1.M6 Sheet1.M8:Sheet1.M8 Sheet1.M10:Sheet1.M10 Sheet1.M12:Sheet1.M12 Sheet1.M14:Sheet1.M14" chart:data-source-has-labels="both" svg:x="1.331cm" svg:y="0.18cm" svg:width="11.001cm" svg:height="7.659cm">
          <chartooo:coordinate-region svg:x="1.767cm" svg:y="0.379cm" svg:width="10.101cm" svg:height="6.813cm"/>
          <chart:axis chart:dimension="x" chart:name="primary-x" chart:style-name="ch4" chartooo:axis-type="auto">
            <chart:title svg:x="5.266cm" svg:y="8.019cm" chart:style-name="ch5">
              <text:p>Tamanho da entrada</text:p>
            </chart:title>
            <chart:categories table:cell-range-address="Sheet1.G4:Sheet1.G4 Sheet1.G6:Sheet1.G6 Sheet1.G8:Sheet1.G8 Sheet1.G10:Sheet1.G10 Sheet1.G12:Sheet1.G12 Sheet1.G14:Sheet1.G14"/>
            <chart:grid chart:style-name="ch6" chart:class="major"/>
          </chart:axis>
          <chart:axis chart:dimension="y" chart:name="primary-y" chart:style-name="ch7">
            <chart:title svg:x="0.451cm" svg:y="4.794cm" chart:style-name="ch8">
              <text:p>Tempo (s)</text:p>
            </chart:title>
            <chart:grid chart:style-name="ch6" chart:class="major"/>
          </chart:axis>
          <chart:series chart:style-name="ch9" chart:values-cell-range-address="Sheet1.I4:Sheet1.I4 Sheet1.I6:Sheet1.I6 Sheet1.I8:Sheet1.I8 Sheet1.I10:Sheet1.I10 Sheet1.I2:Sheet1.I2 Sheet1.I4:Sheet1.I4 Sheet1.I6:Sheet1.I6 Sheet1.I8:Sheet1.I8 Sheet1.I10:Sheet1.I10 Sheet1.I12:Sheet1.I12 Sheet1.I14:Sheet1.I14 Sheet1.I16:Sheet1.I16 Sheet1.I18:Sheet1.I18" chart:label-cell-address="Sheet1.I2:Sheet1.I2" chart:class="chart:scatter">
            <chart:domain table:cell-range-address="Sheet1.G4:Sheet1.G4 Sheet1.G6:Sheet1.G6 Sheet1.G8:Sheet1.G8 Sheet1.G10:Sheet1.G10 Sheet1.G12:Sheet1.G12 Sheet1.G14:Sheet1.G14 Sheet1.G16:Sheet1.G16 Sheet1.G18:Sheet1.G18"/>
            <chart:data-point chart:repeated="13"/>
          </chart:series>
          <chart:series chart:style-name="ch10" chart:values-cell-range-address="Sheet1.M4:Sheet1.M4 Sheet1.M6:Sheet1.M6 Sheet1.M8:Sheet1.M8 Sheet1.M10:Sheet1.M10 Sheet1.M12:Sheet1.M12 Sheet1.M14:Sheet1.M14" chart:label-cell-address="Sheet1.M2:Sheet1.M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G4:Sheet1.G4 Sheet1.G6:Sheet1.G6 Sheet1.G8:Sheet1.G8 Sheet1.G10:Sheet1.G10 Sheet1.G12:Sheet1.G12 Sheet1.G14:Sheet1.G14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G4:Sheet1.G4 Sheet1.G6:Sheet1.G6 Sheet1.G8:Sheet1.G8 Sheet1.G10:Sheet1.G10 Sheet1.G12:Sheet1.G12 Sheet1.G14:Sheet1.G14 Sheet1.G16:Sheet1.G16 Sheet1.G18:Sheet1.G1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Vizinho Aleatório</text:p>
                <draw:g>
                  <svg:desc>Sheet1.I2:Sheet1.I2</svg:desc>
                </draw:g>
              </table:table-cell>
              <table:table-cell office:value-type="float" office:value="0">
                <text:p>0</text:p>
                <draw:g>
                  <svg:desc>Sheet1.I4:Sheet1.I4 Sheet1.I6:Sheet1.I6 Sheet1.I8:Sheet1.I8 Sheet1.I10:Sheet1.I10 Sheet1.I2:Sheet1.I2 Sheet1.I4:Sheet1.I4 Sheet1.I6:Sheet1.I6 Sheet1.I8:Sheet1.I8 Sheet1.I10:Sheet1.I10 Sheet1.I12:Sheet1.I12 Sheet1.I14:Sheet1.I14 Sheet1.I16:Sheet1.I16 Sheet1.I18:Sheet1.I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-OPT</text:p>
                <draw:g>
                  <svg:desc>Sheet1.M2:Sheet1.M2</svg:desc>
                </draw:g>
              </table:table-cell>
              <table:table-cell office:value-type="float" office:value="3">
                <text:p>3</text:p>
                <draw:g>
                  <svg:desc>Sheet1.M4:Sheet1.M4 Sheet1.M6:Sheet1.M6 Sheet1.M8:Sheet1.M8 Sheet1.M10:Sheet1.M10 Sheet1.M12:Sheet1.M12 Sheet1.M14:Sheet1.M1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